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veng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table:style-name="Default" office:value-type="string" calcext:value-type="string">
            <text:p>vien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ien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n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ní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ien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ven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table:style-name="Default" office:value-type="string" calcext:value-type="string">
            <text:p>vin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ven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vení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n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n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n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n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vin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table:style-name="Default" office:value-type="string" calcext:value-type="string">
            <text:p>vin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table:style-name="Default" office:value-type="string" calcext:value-type="string">
            <text:p>vin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in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in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in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vend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1">vendr</text:span>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1">vendr</text:span>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1">vendr</text:span>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1">vendr</text:span>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1">vendr</text:span>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table:style-name="Default" office:value-type="string" calcext:value-type="string">
            <text:p><text:span text:style-name="T1">vendr</text:span>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2">vendrí</text:span>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vendr</text:span>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vendr</text:span>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vendr</text:span>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vendr</text:span>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veng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veng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ng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ng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vengr</text:span>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ng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vin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<text:span text:style-name="T1">vin</text:span>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<text:span text:style-name="T1">vin</text:span>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<text:span text:style-name="T1">vin</text:span>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<text:span text:style-name="T1">vin</text:span>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<text:span text:style-name="T1">vin</text:span>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vin</text:span>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table:style-name="Default" office:value-type="string" calcext:value-type="string">
            <text:p>v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n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6:26:55.835830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8T16:35:10.921614428</dc:date>
    <meta:editing-duration>PT1H9M58S</meta:editing-duration>
    <meta:editing-cycles>11</meta:editing-cycles>
    <meta:generator>LibreOffice/6.0.7.3$Linux_X86_64 LibreOffice_project/00m0$Build-3</meta:generator>
    <meta:document-statistic meta:table-count="1" meta:cell-count="428" meta:object-count="0"/>
  </office:meta>
</office:document-meta>
</file>